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00/00/00</text:date>, <text:time style:data-style-name="N2" text:time-value="10:28:11.43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31T10:35:54.904000000</dc:date>
    <meta:editing-duration>PT5H37M32S</meta:editing-duration>
    <meta:editing-cycles>110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  <library:element library:name="type___number"/>
  <library:element library:name="script_forge___dictionary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Dim dic as Variant	
	dic = CreateScriptService("Dictionary")
	
	dic.Add( "a", 100 )
	dic.Add( "b", 200 )
	dic.Add( "c", 300 )
	
	MsgBox( dic.Keys( 0 ) &amp; dic.Item( "a" ) )

End Sub



Sub script_forge___dictionary___iteration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
	'
	Dim hex as Byte : hex = &amp;HFF ' 255
	
	MsgBox( hex )
	
	
	'
	' Octal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append 1"
	
	s = s &amp; Chr( 10 ) &amp; "append 2"
	
	'
	' 안돼
	'
	s = s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1 )
	view = view &amp; Chr( 10 )
	
	
	'
	' Mid : 지정한 위치를 기준으로 Index를 적용
	'
	view = view  &amp; "Mid : "&amp; Mid( s, 6, 1 )
	view = view &amp; Chr( 10 )
	
	
	MsgBox( view )

End Sub




Sub type_string___Instr

	Dim s as String : s = "test string"	
	
	MsgBox( Instr( 1, s, "es" ) )

End Sub




Sub type_string___MultiByte

	Dim s as String : s = "1한국어1234"	
	
	Dim b() As Byte : b = Left( s, 1 )
	b( 0 )
	MsgBox( b( 0 ) )
	
	Dim result as Byte
	result = ( b( 0 ) = &amp;HE0 )
	
	If ( b( 0 ) And &amp;HF0 ) = &amp;HE0 Then
		MsgBox( "3Byte Word" )
	ElseIf ( b( 0 ) And &amp;HE0 ) = &amp;HC0 Then
		MsgBox( "2Byte Word" )
	Else
		MsgBox( "1Byte Word" )
	EndIf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